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4D0C466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face style:name="Arial1" svg:font-family="Arial" style:font-family-generic="swiss"/>
    <style:font-face style:name="Arial2" svg:font-family="Arial" style:font-adornments="Negrito" style:font-family-generic="swiss"/>
    <style:font-face style:name="Arial3"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font-name="Arial1" fo:font-weight="bold" style:font-weight-asian="bold" style:font-weight-complex="bold"/>
    </style:style>
    <style:style style:name="P4"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1" fo:font-weight="normal" style:font-weight-asian="normal" style:font-weight-complex="normal"/>
    </style:style>
    <style:style style:name="P8" style:family="paragraph" style:parent-style-name="Standard">
      <style:text-properties style:font-name="Arial1" fo:font-size="14pt"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snap-to-layout-grid="false"/>
    </style:style>
    <style:style style:name="P11" style:family="paragraph" style:parent-style-name="Standard">
      <style:paragraph-properties fo:line-height="150%" fo:text-align="justify" style:justify-single-word="false"/>
      <style:text-properties style:font-name="Arial" fo:font-weight="bold" style:font-weight-asian="bold" style:font-name-complex="Arial"/>
    </style:style>
    <style:style style:name="P12" style:family="paragraph" style:parent-style-name="Standard">
      <style:text-properties style:font-name="Arial" fo:language="en" fo:country="US" fo:font-weight="bold" style:font-weight-asian="bold" style:font-name-complex="Arial" style:font-weight-complex="bold"/>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style>
    <style:style style:name="P16" style:family="paragraph" style:parent-style-name="Header">
      <style:text-properties fo:font-size="10pt" fo:font-style="normal" style:font-size-asian="10pt" style:font-style-asian="normal" style:font-size-complex="10pt" style:font-style-complex="normal"/>
    </style:style>
    <style:style style:name="P17"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8"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19" style:family="paragraph" style:parent-style-name="Standard">
      <style:paragraph-properties fo:margin-left="0cm" fo:margin-right="0cm" fo:line-height="150%" fo:text-align="justify" style:justify-single-word="false" fo:text-indent="1.251cm" style:auto-text-indent="false"/>
    </style:style>
    <style:style style:name="P20"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size-complex="12pt"/>
    </style:style>
    <style:style style:name="P21"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name-complex="Arial" style:font-size-complex="12pt"/>
    </style:style>
    <style:style style:name="P22"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style>
    <style:style style:name="P23"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24" style:family="paragraph" style:parent-style-name="Standard">
      <style:paragraph-properties fo:margin-left="0.82cm" fo:margin-right="0cm" fo:text-indent="0cm" style:auto-text-indent="false"/>
    </style:style>
    <style:style style:name="P25" style:family="paragraph" style:parent-style-name="Standard">
      <style:paragraph-properties fo:margin-left="0.82cm" fo:margin-right="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26" style:family="paragraph" style:parent-style-name="Standard">
      <style:paragraph-properties fo:margin-left="0.82cm" fo:margin-right="0cm" fo:text-indent="0cm" style:auto-text-indent="false"/>
      <style:text-properties style:font-name="Arial1" fo:font-size="12pt" style:font-size-asian="12pt" style:font-size-complex="12pt"/>
    </style:style>
    <style:style style:name="P27" style:family="paragraph" style:parent-style-name="Standard">
      <style:paragraph-properties fo:margin-left="0.82cm" fo:margin-right="0cm" fo:text-align="justify" style:justify-single-word="false" fo:text-indent="0cm" style:auto-text-indent="false"/>
      <style:text-properties style:font-name="Arial1" fo:font-size="12pt" style:font-size-asian="12pt" style:font-size-complex="12pt"/>
    </style:style>
    <style:style style:name="P28" style:family="paragraph" style:parent-style-name="Heading_20_2">
      <style:paragraph-properties fo:margin-left="0.82cm" fo:margin-right="0cm" fo:text-indent="0cm" style:auto-text-indent="false"/>
    </style:style>
    <style:style style:name="P29" style:family="paragraph" style:parent-style-name="Heading_20_2">
      <style:paragraph-properties fo:margin-left="0.82cm" fo:margin-right="0cm" fo:text-indent="0cm" style:auto-text-indent="false"/>
      <style:text-properties style:font-name="Arial1" fo:font-size="12pt" fo:font-weight="bold" style:font-size-asian="12pt" style:font-weight-asian="bold" style:font-size-complex="12pt"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paragraph-properties fo:line-height="150%" fo:text-align="justify" style:justify-single-word="false"/>
      <style:text-properties style:font-name="Arial1" fo:font-weight="normal" style:font-weight-asian="normal" style:font-weight-complex="normal"/>
    </style:style>
    <style:style style:name="P32" style:family="paragraph" style:parent-style-name="Standard" style:list-style-name="L5">
      <style:paragraph-properties fo:line-height="150%" fo:text-align="justify" style:justify-single-word="false"/>
      <style:text-properties style:font-name="Arial1" fo:font-weight="normal" style:font-weight-asian="normal" style:font-weight-complex="normal"/>
    </style:style>
    <style:style style:name="P33" style:family="paragraph" style:parent-style-name="Standard" style:list-style-name="L6">
      <style:paragraph-properties fo:line-height="150%" fo:text-align="justify" style:justify-single-word="false"/>
      <style:text-properties style:font-name="Arial1" fo:font-weight="normal" style:font-weight-asian="normal" style:font-weight-complex="normal"/>
    </style:style>
    <style:style style:name="P34" style:family="paragraph" style:parent-style-name="Standard">
      <style:paragraph-properties fo:margin-left="0cm" fo:margin-right="0cm" fo:margin-top="0cm" fo:margin-bottom="0.353cm" fo:line-height="150%" fo:text-align="justify" style:justify-single-word="false" fo:text-indent="1.251cm" style:auto-text-indent="false"/>
      <style:text-properties style:font-name="Arial" style:font-name-complex="Arial" style:font-weight-complex="bold"/>
    </style:style>
    <style:style style:name="P35" style:family="paragraph" style:parent-style-name="Standard" style:list-style-name="L1">
      <style:paragraph-properties fo:margin-left="0.82cm" fo:margin-right="0cm" fo:text-align="justify" style:justify-single-word="false" fo:text-indent="0cm" style:auto-text-indent="false"/>
      <style:text-properties style:font-name="Arial1" fo:font-weight="normal" style:font-weight-asian="normal" style:font-weight-complex="normal"/>
    </style:style>
    <style:style style:name="P36" style:family="paragraph" style:parent-style-name="Standard" style:list-style-name="L2">
      <style:paragraph-properties fo:margin-left="0.82cm" fo:margin-right="0cm"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7" style:family="paragraph" style:parent-style-name="Standard" style:list-style-name="L4">
      <style:paragraph-properties fo:margin-left="0.82cm" fo:margin-right="0cm" fo:text-indent="0cm" style:auto-text-indent="false"/>
      <style:text-properties style:font-name="Arial1" fo:font-size="12pt" style:font-size-asian="12pt" style:font-size-complex="12pt"/>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start" style:justify-single-word="false"/>
      <style:text-properties fo:font-weight="bold" style:font-weight-asian="bold" style:font-weight-complex="bold"/>
    </style:style>
    <style:style style:name="P40"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fo:font-size="12pt" style:font-size-asian="12pt" style:font-size-complex="12pt"/>
    </style:style>
    <style:style style:name="P41"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42" style:family="paragraph" style:parent-style-name="Heading_20_2" style:list-style-name="L3">
      <style:paragraph-properties fo:margin-left="0.82cm" fo:margin-right="0cm" fo:text-indent="0cm" style:auto-text-indent="false"/>
      <style:text-properties fo:font-weight="normal" style:font-weight-asian="normal" style:font-weight-complex="normal"/>
    </style:style>
    <style:style style:name="T1" style:family="text">
      <style:text-properties style:font-name="Arial" style:font-name-complex="Arial"/>
    </style:style>
    <style:style style:name="T2" style:family="text">
      <style:text-properties style:font-name="Arial" style:font-name-complex="Arial" style:font-weight-complex="normal"/>
    </style:style>
    <style:style style:name="T3" style:family="text">
      <style:text-properties style:font-name="Arial" style:font-name-complex="Arial" style:language-complex="ar" style:country-complex="SA"/>
    </style:style>
    <style:style style:name="T4" style:family="text">
      <style:text-properties style:font-name="Arial" fo:font-weight="normal" style:font-weight-asian="normal" style:font-name-complex="Arial" style:font-weight-complex="normal"/>
    </style:style>
    <style:style style:name="T5" style:family="text">
      <style:text-properties style:font-name="Arial" fo:font-weight="normal" style:font-weight-asian="normal" style:font-name-complex="Arial" style:font-style-complex="italic" style:font-weight-complex="normal"/>
    </style:style>
    <style:style style:name="T6" style:family="text">
      <style:text-properties style:font-name="Arial" fo:font-weight="normal" style:font-weight-asian="normal" style:font-name-complex="Arial" style:language-complex="ar" style:country-complex="SA" style:font-weight-complex="normal"/>
    </style:style>
    <style:style style:name="T7" style:family="text">
      <style:text-properties style:font-name="Arial" fo:font-size="12pt" fo:language="en" fo:country="US" style:font-size-asian="12pt" style:font-name-complex="Arial" style:font-size-complex="12pt"/>
    </style:style>
    <style:style style:name="T8" style:family="text">
      <style:text-properties style:font-name="Arial" fo:font-size="12pt" fo:language="en" fo:country="US" fo:font-weight="bold" style:font-size-asian="12pt" style:font-weight-asian="bold" style:font-name-complex="Arial" style:font-size-complex="12pt" style:font-weight-complex="bold"/>
    </style:style>
    <style:style style:name="T9" style:family="text">
      <style:text-properties style:font-name="Arial" fo:font-style="italic" style:font-style-asian="italic" style:font-name-complex="Arial"/>
    </style:style>
    <style:style style:name="T10" style:family="text">
      <style:text-properties style:font-name="Arial" fo:language="en" fo:country="US" style:font-name-complex="Arial"/>
    </style:style>
    <style:style style:name="T11" style:family="text">
      <style:text-properties fo:font-style="normal" style:font-style-asian="normal" style:font-style-complex="normal"/>
    </style:style>
    <style:style style:name="T12" style:family="text">
      <style:text-properties style:font-name-complex="Arial"/>
    </style:style>
    <style:style style:name="T13" style:family="text">
      <style:text-properties fo:font-style="italic" style:font-style-asian="italic" style:font-name-complex="Arial" style:font-style-complex="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normal" style:font-name-complex="Arial" style:font-weight-complex="normal"/>
    </style:style>
    <style:style style:name="T17" style:family="text">
      <style:text-properties style:font-name="Arial1" fo:font-size="12pt" style:font-size-asian="12pt" style:font-name-complex="Arial" style:font-size-complex="12pt"/>
    </style:style>
    <style:style style:name="T18" style:family="text">
      <style:text-properties style:font-name="Arial1" fo:font-size="12pt" fo:font-weight="normal" style:font-size-asian="12pt" style:font-weight-asian="normal" style:font-name-complex="Arial" style:font-size-complex="12pt" style:font-weight-complex="normal"/>
    </style:style>
    <style:style style:name="T19"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4cm" draw:visible-area-height="1.695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O DE TRABALHO DE CONCLUSÃO DE CURSO</text:p>
      <text:p text:style-name="P8"/>
      <text:p text:style-name="P8">Identificação</text:p>
      <text:p text:style-name="Heading_20_2">Título do Projeto</text:p>
      <text:p text:style-name="Standard"/>
      <text:p text:style-name="P34">Sistema Integrado de Gestão Empresarial Open Source com enfâse no Terceiro Setor: Uma Alternativa ao Modelo Proprietário. </text:p>
      <text:p text:style-name="Heading_20_2">Participantes</text:p>
      <text:p text:style-name="P29">Orientador(es):</text:p>
      <text:p text:style-name="P25"/>
      <text:list xml:id="list1114252713" text:style-name="L1">
        <text:list-item>
          <text:p text:style-name="P35">Arquiris Ferreira</text:p>
        </text:list-item>
      </text:list>
      <text:p text:style-name="P25"/>
      <text:p text:style-name="P25">Pesquisador principal:</text:p>
      <text:p text:style-name="P25"/>
      <text:list xml:id="list1628821561" text:style-name="L2">
        <text:list-item>
          <text:p text:style-name="P36">Jadson Ronald</text:p>
        </text:list-item>
        <text:list-item>
          <text:p text:style-name="P36">Phelipe Melanias</text:p>
        </text:list-item>
        <text:list-item>
          <text:p text:style-name="P36">Thales Imbruglia</text:p>
        </text:list-item>
      </text:list>
      <text:p text:style-name="P28">Área ou Linha de Pesquisa:</text:p>
      <text:list xml:id="list1020046201" text:style-name="L3">
        <text:list-item>
          <text:p text:style-name="P42">Análise, Projeto e Implementação de Sistemas Web</text:p>
        </text:list-item>
      </text:list>
      <text:p text:style-name="P28">Palavras-chave:</text:p>
      <text:p text:style-name="P26"/>
      <text:list xml:id="list1267277602" text:style-name="L4">
        <text:list-item>
          <text:p text:style-name="P37">ONG, Web, Open Source, SIGE, ERP.</text:p>
        </text:list-item>
      </text:list>
      <text:p text:style-name="P28">Período:</text:p>
      <text:p text:style-name="P24"/>
      <text:p text:style-name="P27"><text:tab/>Início: &lt;02/2011&gt;</text:p>
      <text:p text:style-name="P27"><text:tab/>Término: &lt;07/2011&gt;</text:p>
      <text:p text:style-name="P5"/>
      <text:p text:style-name="P5"/>
      <text:p text:style-name="P5"/>
      <text:p text:style-name="P5"/>
      <text:p text:style-name="P5"/>
      <text:p text:style-name="P5"/>
      <text:p text:style-name="P5"/>
      <text:p text:style-name="P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30">1. Introdução<text:tab/>3</text:p>
          <text:p text:style-name="P30">2. Formulação do Problema<text:tab/>4</text:p>
          <text:p text:style-name="P30">3. Objetivos do Projeto<text:tab/>5</text:p>
          <text:p text:style-name="P30">4. Justificativas do Projeto<text:tab/>6</text:p>
          <text:p text:style-name="P30">Metodologia e Plano de Trabalho.<text:tab/>7</text:p>
          <text:p text:style-name="P30">Cronograma de Execução<text:tab/>7</text:p>
          <text:p text:style-name="P30">Bibliografia Básica<text:tab/>8</text:p>
        </text:index-body>
      </text:table-of-content>
      <text:h text:style-name="P38" text:outline-level="1"/>
      <text:p text:style-name="P15"/>
      <text:p text:style-name="P14"/>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h text:style-name="Heading_20_1" text:outline-level="1"><text:soft-page-break/>1. Introdução</text:h>
      <text:p text:style-name="P7"><text:tab/><text:span text:style-name="T19">Os sistemas de informações no decorrer dos últimos anos vêm, cada vez mais, trazer benefícios as empresas, estas tem adotado sistemas informatizados para agilizar seus processos, melhoria das informações e torná-los fonte para decisões estratégicas pertinentes ao negócio. Quando esses sistemas são adquiridos de forma isolada isso ocasiona uma situação delicada, pois pode haver uma indisponibilidade das informações das diferentes áreas do negócio devido a falta de integração dos sistemas, acarretando retrabalho contaste e dubiedade de informações. Fato muito corriqueiro que perduram até atualidade. </text:span></text:p>
      <text:p text:style-name="P7"><text:tab/>É nesse contexto que surgem os Sistemas Integrados de Gestão Empresarial (SIGE) – derivado do inglês ERP (<text:span text:style-name="T14">Enterprise Resource Planning</text:span>) – responsáveis por centralizar as informações das respectivas áreas de uma empresa e disponbilizá-las para todos de acordo com a necessidades. PADILHA (2005) relata que para aquisição dessas soluções <text:s/>existem variáveis/<text:span text:style-name="T14">pontos</text:span> a serem consideradas: </text:p>
      <text:p text:style-name="P7"/>
      <text:list xml:id="list1883480905" text:style-name="L5">
        <text:list-item>
          <text:p text:style-name="P32">Custo/Tempo/Resultado:</text:p>
          <text:p text:style-name="P32"/>
        </text:list-item>
      </text:list>
      <text:list xml:id="list664286986" text:style-name="L6">
        <text:list-item>
          <text:p text:style-name="P33">Sistemas desse gênero requerem um elevado investimento para sua adoção, manutenção e suporte;</text:p>
        </text:list-item>
        <text:list-item>
          <text:p text:style-name="P33">Tempo para o treinamento para os funciários que irão utilizá-lo;</text:p>
        </text:list-item>
        <text:list-item>
          <text:p text:style-name="P33">Custos com consultoria para implementação do sistema;</text:p>
        </text:list-item>
        <text:list-item>
          <text:p text:style-name="P33">Possível aquisição e inovação do parque tecnológico;</text:p>
        </text:list-item>
        <text:list-item>
          <text:p text:style-name="P33">Retorno do investimentos (ROI) demora a ocorrer, pois as melhores são notadas após um determinado tempo.</text:p>
        </text:list-item>
      </text:list>
      <text:p text:style-name="P7"/>
      <text:p text:style-name="P7"><text:tab/><text:span text:style-name="T19">Dentro das soluções disponíveis no mercado, existem alternativas que ganham notoriedade rapidamente, são os sistemas desenvolvidos sob o conceito de Código Aberto (</text:span><text:span text:style-name="T15">Open Source</text:span><text:span text:style-name="T19">), que dão uma maior liberdade de utilização, modificação e economia de preço/</text:span><text:span text:style-name="T15">mais viável economicamente.</text:span></text:p>
      <text:h text:style-name="P39" text:outline-level="1"><text:soft-page-break/>2. Formulação do Problema</text:h>
      <text:p text:style-name="P7"><text:tab/>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les ficam localizadas nos municípios de Penedo, Santana do Ipanema e Maceió, sendo que neste último, três unidades. (AAPPE, 2008).</text:p>
      <text:p text:style-name="P7"><text:tab/>Por se tratar de uma organização social os recursos disponiveis não são sucifientes para atender toda a demanda de pacientes que chegam a organização. Em suma, <text:s/>as famílias que procuram atendimento são de baixa renda, um fator agravante já que os mesmos não possuem recursos suficientes para própria sobrevivência, quiça um tratamento completo para seus familiares com deficiência.</text:p>
      <text:p text:style-name="P7"><text:tab/>Neste contexto surge o setor de telemarketing da organização que é responsável por efetuar ligações para pessoas físicas e jurídicas onde buscam angariar recursos através de campanhas para o tratamento desses pacientes. </text:p>
      <text:p text:style-name="P7"><text:tab/>Atualmente há uma grande necessidade de se criar um sistema informatizado para gerenciar e centralizar todas as informações desse setor, pois as fichas cadastrais contribuientes são feitos manualmente, acarretando em um arquivo grande e às vezes na duplicidade de fichas.</text:p>
      <text:p text:style-name="P7"><text:tab/> Existe também um problema no agendamento da arrecadação da contribuição que são repassadas diversas fichas para cada operadora efetuar as ligações e nesse meio tempo acontece extravio de fichas, o que leva a perda de informações. Além de não ter relatórios específicos ou gerais que serão importantes para tomadas de decisões. Todos esses problemas afetam o processo de atendimento e acompanhamento das doações.</text:p>
      <text:h text:style-name="Heading_20_1" text:outline-level="1">3. Objetivos do Projeto</text:h>
      <text:p text:style-name="P20"><text:span text:style-name="T12">Como solução para o problema apresentado, será idealizado um sistema </text:span><text:span text:style-name="T13">web</text:span><text:span text:style-name="T12"> para que as informações fiquem centralizadas e sejam acessadas de qualquer local, permitindo </text:span><text:soft-page-break/><text:span text:style-name="T12">também um maior controle de cada pessoa física e jurídica com <text:s/>um cadastro único e seu respectivo histórico de doação, pois, de acordo com O’Brien (2003), a Internet e as redes similares a ela – dentro de uma empresa (intranets), entre uma empresa e seus parceiros comerciais (extranets) e outras redes – têm se tornado a principal infraestrutura de tecnologia da informação no apoio às operações de muitas organizações.</text:span></text:p>
      <text:p text:style-name="P19"><text:span text:style-name="T17">Essas redes permitem a gerentes, usuários finais, equipes e grupos de trabalho a trocarem em tempo real, dados e informações em qualquer parte do mundo com outros usuários, clientes, fornecedores e parceiros de negócio. (</text:span><text:span text:style-name="Strong_20_Emphasis"><text:span text:style-name="T18">O'BRIEN, 2003, p. 12</text:span></text:span><text:span text:style-name="T17">).</text:span></text:p>
      <text:h text:style-name="Heading_20_1" text:outline-level="1">4. Justificativas do Projeto</text:h>
      <text:p text:style-name="P18">Durante a vivência de um dos membros da equipe como estagiário na AAPPE foi percebida a carência no gerenciamento do setor de telemarketing desta organização. Devido a isso, o mesmo apresentou o problema para os demais componentes e juntos decidiram desenvolver um sistema para solucionar o problema. </text:p>
      <text:p text:style-name="P19"><text:span text:style-name="T1">Os sistemas existentes no mercado voltados para área de telemarketing são predominantemente proprietários, ou seja, </text:span><text:span text:style-name="T3">distribuídos de forma binária¹ com direitos específicos e quase sempre com um preço associado. Não são revelados detalhes de funcionamento, não se pode copiá-los e alterações são proibidas. Estes softwares possuem licenças próprias definidas pelo fabricante (</text:span><text:span text:style-name="Strong_20_Emphasis"><text:span text:style-name="T6">ZILLI</text:span></text:span><text:span text:style-name="T3">, 2008). Isto acaba por </text:span><text:span text:style-name="T1">inviabilizar a compra por parte da organização que é sem fins lucrativos e não dispõe de recursos para financiar a aquisição de um sistema deste tipo. </text:span></text:p>
      <text:p text:style-name="P20"><text:span text:style-name="T1">Resolvendo este impasse, os membros da equipe optaram pela utilização do desenvolvimento de um sistema de código-fonte aberto (</text:span><text:span text:style-name="T9">Open Source</text:span><text:span text:style-name="T1">). </text:span><text:span text:style-name="T10">Fuggeta (2003) afirma que, u</text:span><text:span text:style-name="T1">m sistema </text:span><text:span text:style-name="T9">Open Source </text:span><text:span text:style-name="T1">permite ao usuário liberdade relacionada ao uso, modificação e dependendo da licença a redistribuição do mesmo. Seu aspecto fundamental é o fato do código-fonte estar disponível para ser visualizado, analisado ou alterado por qualquer pessoa.</text:span></text:p>
      <text:p text:style-name="P21">Eric Raymond (1999), em “The Cathedral and the Bazaar”, faz uma compração desses estilos de desenvolvimento de <text:span text:style-name="T11">sistema, o modelo de programação proprietário</text:span><text:span text:style-name="T14">/comercial</text:span><text:span text:style-name="T11"> chamado “catedral” e o modelo de desenvolvimento </text:span><text:s/>de código <text:soft-page-break/>aberto chamado de “bazar”...</text:p>
      <text:p text:style-name="P21"/>
      <text:h text:style-name="P40" text:outline-level="1">Metodologia e Plano de Trabalho.</text:h>
      <text:p text:style-name="P11">Planejamento</text:p>
      <text:p text:style-name="P18"/>
      <text:p text:style-name="P18">O projeto será concebido através de reuniões entre os coordenadores e funcionários da organização e os membros da equipe, onde serão discutidas todas as necessidades referentes ao sistema a ser desenvolvido. Nessas reuniões utilizaremos algumas ferramentas tais como: atas e gravação de áudio para registrar e formalizar o que foi discutido. </text:p>
      <text:p text:style-name="P18"/>
      <text:p text:style-name="P11">Análise</text:p>
      <text:p text:style-name="P18"/>
      <text:p text:style-name="P18">A partir dessas informações adquiridas com as reuniões conheceremos melhor as regras de negócio do sistema, poderemos extrair através da análise os requisitos funcionais e não funcionais. Após a extração dos requisitos iremos realizar uma nova reunião para validar os mesmos. </text:p>
      <text:p text:style-name="P18"/>
      <text:p text:style-name="P11">Concepção</text:p>
      <text:p text:style-name="P18"/>
      <text:p text:style-name="P17">O sistema será divido em módulos – onde cada um representa uma funcionalidade -, protótipos serão desenvolvidos para validar junto aos usuários o que foi discutido em reunião, e possivelmente extração de novas funcionalidades. Após isso serão efetuados testes e o módulo será implementado.</text:p>
      <text:p text:style-name="P17"/>
      <text:h text:style-name="P41" text:outline-level="1"><text:soft-page-break/>Cronograma de Execução</text:h>
      <text:p text:style-name="P23"/>
      <text:p text:style-name="P23"/>
      <text:p text:style-name="P23"/>
      <text:p text:style-name="P23"/>
      <text:p text:style-name="P23"/>
      <text:p text:style-name="P23"/>
      <text:p text:style-name="P23"/>
      <text:p text:style-name="P23"/>
      <text:p text:style-name="P23"/>
      <text:h text:style-name="P41" text:outline-level="1"><text:soft-page-break/>Bibliografia Básica</text:h>
      <text:p text:style-name="P23"/>
      <text:p text:style-name="P10"><text:span text:style-name="Strong_20_Emphasis"><text:span text:style-name="T4">Associação dos Amigos e Pais de Pessoas Especiais. </text:span></text:span><text:span text:style-name="Strong_20_Emphasis"><text:span text:style-name="T2">Quem Somos</text:span></text:span><text:span text:style-name="Strong_20_Emphasis"><text:span text:style-name="T4"> – 2008. Disponível em: &lt;http://aappe.org.br/?pg=quem_somos&gt; Acesso em: 27 de fevereiro de 2011.</text:span></text:span></text:p>
      <text:p text:style-name="P10"><text:span text:style-name="Strong_20_Emphasis"><text:span text:style-name="T4"/></text:span></text:p>
      <text:p text:style-name="P6">PADILHA, T. C. C.; MARINS, F. A. S. <text:span text:style-name="T19">Sistemas ERP: características, custos e tendências</text:span>. Revista <text:span text:style-name="Strong_20_Emphasis"><text:span text:style-name="T16">Produção, São Paulo, v.15, n.1, jan./abr. 2005.</text:span></text:span></text:p>
      <text:p text:style-name="P9"/>
      <text:p text:style-name="P9"><text:span text:style-name="Strong_20_Emphasis"><text:span text:style-name="T4">O'BRIEN, James A., 1936. </text:span></text:span><text:span text:style-name="Strong_20_Emphasis"><text:span text:style-name="T2">Sistemas de informação e as decisões gerenciais na era da Internet</text:span></text:span><text:span text:style-name="Strong_20_Emphasis"><text:span text:style-name="T4">; tradução Cid Knipel Moreira. – São Paulo: Saraiva, 2003.</text:span></text:span></text:p>
      <text:p text:style-name="P9"/>
      <text:p text:style-name="P9"><text:span text:style-name="Strong_20_Emphasis"><text:span text:style-name="T4">ZILLI, Daniel. </text:span></text:span><text:span text:style-name="Strong_20_Emphasis"><text:span text:style-name="T2">Mundo Livre</text:span></text:span><text:span text:style-name="Strong_20_Emphasis"><text:span text:style-name="T4"> – 2008. Disponível em: &lt;</text:span></text:span><text:span text:style-name="Strong_20_Emphasis"><text:span text:style-name="T5">http://wiki.dcc.ufba.br/pub/GTSI/OutrasInformacoes/ml.pdf</text:span></text:span><text:span text:style-name="Strong_20_Emphasis"><text:span text:style-name="T4">&gt; Acesso em: 27 de fevereiro de 2011.</text:span></text:span></text:p>
      <text:p text:style-name="P22"><text:span text:style-name="T7">FUGGETA, A</text:span><text:span text:style-name="T7">. </text:span><text:span text:style-name="T8">Open source software - an evaluation, Journal of Systems and Software</text:span><text:span text:style-name="T7">. 2003, p. 77-90.</text:span></text:p>
      <text:p text:style-name="P13"/>
      <text:p text:style-name="P13"/>
      <text:p text:style-name="P13"/>
      <text:p text:style-name="P13"/>
      <text:p text:style-name="P13"/>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face style:name="Arial1" svg:font-family="Arial" style:font-family-generic="swiss"/>
    <style:font-face style:name="Arial2" svg:font-family="Arial" style:font-adornments="Negrito" style:font-family-generic="swiss"/>
    <style:font-face style:name="Arial3"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529cm" fo:keep-with-next="always"/>
      <style:text-properties style:font-name="Arial" fo:font-size="14pt" fo:font-weight="bold" style:letter-kerning="true" style:font-size-asian="14pt" style:font-weight-asian="bold" style:font-name-complex="Arial"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normal" fo:font-weight="bold" style:font-name-asian="Arial Unicode MS" style:font-size-asian="14pt" style:font-style-asian="italic" style:font-weight-asian="bold" style:font-name-complex="Arial" style:font-size-complex="14pt" style:language-complex="ar" style:country-complex="SA" style:font-style-complex="italic" style:font-weight-complex="bold"/>
    </style:style>
    <style:style style:name="Heading_20_3" style:display-name="Heading 3" style:family="paragraph" style:parent-style-name="Title" style:next-style-name="Text_20_body" style:default-outline-level="3" style:class="text">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Title" style:class="index">
      <style:paragraph-properties fo:margin-left="0cm" fo:margin-right="0cm" fo:text-align="justify"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fo:background-color="transparent" style:shadow="none">
        <style:tab-stops>
          <style:tab-stop style:position="17cm" style:type="right" style:leader-style="dotted" style:leader-text="."/>
        </style:tab-stops>
        <style:drop-cap/>
        <style:background-image/>
      </style:paragraph-properties>
      <style:text-properties style:font-name="Arial3"/>
    </style:style>
    <style:style style:name="Strong_20_Emphasis" style:display-name="Strong Emphasis" style:family="text">
      <style:text-properties fo:font-weight="bold" style:font-weight-asian="bold" style:font-weight-complex="bold"/>
    </style:style>
    <style:style style:name="WW8Num2z1" style:family="text">
      <style:text-properties style:font-name="Courier New" style:font-name-complex="Courier New"/>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937cm" fo:text-indent="-0.688cm" fo:margin-left="1.937cm"/>
        </style:list-level-properties>
      </text:list-level-style-number>
      <text:list-level-style-number text:level="3" text:style-name="WW8Num2z1" style:num-suffix="."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2.275cm" style:rel-column-width="8765*"/>
    </style:style>
    <style:style style:name="Tabela1.B" style:family="table-column">
      <style:table-column-properties style:column-width="11.007cm" style:rel-column-width="42399*"/>
    </style:style>
    <style:style style:name="Tabela1.C" style:family="table-column">
      <style:table-column-properties style:column-width="3.731cm" style:rel-column-width="14371*"/>
    </style:style>
    <style:style style:name="Tabela1.1" style:family="table-row">
      <style:table-row-properties style:min-row-height="1.508cm"/>
    </style:style>
    <style:style style:name="Tabela1.A1" style:family="table-cell">
      <style:table-cell-properties fo:padding="0.097cm" fo:border="none"/>
    </style:style>
    <style:style style:name="M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Arial1" fo:font-weight="bold" style:font-weight-asian="bold" style:font-weight-complex="bold"/>
    </style:style>
    <style:style style:name="MP3" style:family="paragraph" style:parent-style-name="Header">
      <style:text-properties fo:font-size="10pt" fo:font-style="normal" style:font-size-asian="10pt" style:font-style-asian="normal" style:font-size-complex="10pt" style:font-style-complex="normal"/>
    </style:style>
    <style:style style:name="MP4"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MT1" style:family="text"/>
    <style:style style:name="M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4cm" draw:visible-area-height="1.695cm">
        <style:background-image/>
      </style:graphic-properties>
    </style:style>
    <style:style style:name="Mfr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able_20_Contents"><draw:frame draw:style-name="Mfr1" draw:name="Objeto2" text:anchor-type="as-char" svg:width="2.088cm" svg:height="1.588cm" draw:z-index="7"><draw:object-ole xlink:href="./Object 2" xlink:type="simple" xlink:show="embed" xlink:actuate="onLoad"/><draw:image xlink:href="./ObjectReplacements/Object 2" xlink:type="simple" xlink:show="embed" xlink:actuate="onLoad"/><svg:desc>Objeto OLE</svg:desc></draw:frame></text:p>
            </table:table-cell>
            <table:table-cell table:style-name="Tabela1.A1" office:value-type="string">
              <text:p text:style-name="MP1">FUNDAÇÃO ALAGOANA DE PESQUISA, EDUCAÇÃO E CULTURA</text:p>
              <text:p text:style-name="MP1"/>
              <text:p text:style-name="MP2">FACULDADE DE TECNOLOGIA DE ALAGOAS</text:p>
            </table:table-cell>
            <table:table-cell table:style-name="Tabela1.A1" office:value-type="string">
              <text:p text:style-name="Table_20_Contents"><draw:frame draw:style-name="Mfr2" draw:name="figura2" text:anchor-type="as-char" svg:width="3.56cm" svg:height="1.732cm" draw:z-index="15"><draw:image xlink:href="Pictures/10000000000001F4000000F4D0C46620.jpg" xlink:type="simple" xlink:show="embed" xlink:actuate="onLoad"/></draw:frame></text:p>
            </table:table-cell>
          </table:table-row>
        </table:table>
        <text:p text:style-name="MP3"/>
      </style:header>
      <style:footer>
        <text:p text:style-name="MP4"><text:span text:style-name="Strong_20_Emphas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6T21:16:38</meta:creation-date>
    <dc:date>2011-05-24T16:44:10</dc:date>
    <meta:editing-duration>PT02H00M34S</meta:editing-duration>
    <meta:editing-cycles>106</meta:editing-cycles>
    <meta:generator>OpenOffice.org/3.2$Linux OpenOffice.org_project/320m12$Build-9483</meta:generator>
    <meta:document-statistic meta:table-count="1" meta:image-count="1" meta:object-count="1" meta:page-count="8" meta:paragraph-count="68" meta:word-count="1261" meta:character-count="8436"/>
  </office:meta>
</office:document-meta>
</file>